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3.59cm"/>
    </style:style>
    <style:style style:name="co12" style:family="table-column">
      <style:table-column-properties fo:break-before="auto" style:column-width="5.249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3.29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8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9"/>
        <table:table-column table:style-name="co3" table:number-columns-repeated="3" table:default-cell-style-name="ce4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3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style-name="ce6" table:formula="of:=MAX([.C6:.C23])" office:value-type="float" office:value="0.787754333333333" calcext:value-type="float">
            <text:p>0.7877543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est</text:p>
            <text:p>Accuracy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5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7" table:formula="of:=AVERAGE([.D3:.F3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8" table:formula="of:=AVERAGE([.D4:.F4])" office:value-type="float" office:value="0.787261" calcext:value-type="float">
            <text:p>0.787261</text:p>
          </table:table-cell>
          <table:table-cell table:style-name="ce13" office:value-type="float" office:value="0.792962" calcext:value-type="float">
            <text:p>0.792962</text:p>
          </table:table-cell>
          <table:table-cell table:style-name="ce13" office:value-type="float" office:value="0.787699" calcext:value-type="float">
            <text:p>0.787699</text:p>
          </table:table-cell>
          <table:table-cell table:style-name="ce13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5:.F5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formula="of:=AVERAGE([.D6:.F6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7:.F7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8:.F8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9:.F9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0:.F10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1:.F11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2:.F12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3:.F13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4:.F14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5:.F15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formula="of:=AVERAGE([.D16:.F16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string" calcext:value-type="string">
            <text:p>TanH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7" table:formula="of:=AVERAGE([.D17:.F17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7" table:formula="of:=AVERAGE([.D18:.F18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19:.F19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table:formula="of:=AVERAGE([.D20:.F20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table:formula="of:=AVERAGE([.D21:.F21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2:.F22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0" table:formula="of:=AVERAGE([.D23:.F23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4:.F24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79146" calcext:value-type="float">
            <text:p>0.779146</text:p>
          </table:table-cell>
          <table:table-cell table:style-name="ce11" table:formula="of:=AVERAGE([.D25:.F25])" office:value-type="float" office:value="0.7881105" calcext:value-type="float">
            <text:p>0.7881105</text:p>
          </table:table-cell>
          <table:table-cell office:value-type="float" office:value="0.790495" calcext:value-type="float">
            <text:p>0.790495</text:p>
          </table:table-cell>
          <table:table-cell office:value-type="float" office:value="0.785726" calcext:value-type="float">
            <text:p>0.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81938" calcext:value-type="float">
            <text:p>0.781938</text:p>
          </table:table-cell>
          <table:table-cell table:style-name="ce12" table:formula="of:=AVERAGE([.D26:.F26])" office:value-type="float" office:value="0.789755" calcext:value-type="float">
            <text:p>0.789755</text:p>
          </table:table-cell>
          <table:table-cell office:value-type="float" office:value="0.791646" calcext:value-type="float">
            <text:p>0.791646</text:p>
          </table:table-cell>
          <table:table-cell office:value-type="float" office:value="0.787864" calcext:value-type="float">
            <text:p>0.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7:.F27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8:.F28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9:.F29])" office:value-type="float" office:value="0.770597" calcext:value-type="float">
            <text:p>0.770597</text:p>
          </table:table-cell>
          <table:table-cell table:style-name="ce5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0:.F30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1:.F31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2:.F32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3:.F33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4:.F34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5:.F35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office:value-type="date" office:date-value="2018-03-12" calcext:value-type="date">
            <text:p>12/03/18</text:p>
          </table:table-cell>
          <table:table-cell table:style-name="ce4"/>
          <table:table-cell table:formula="of:=AVERAGE([.D36:.F36])" office:value-type="string" office:string-value="" calcext:value-type="error">
            <text:p>#DIV/0!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0;100;100</text:p>
          </table:table-cell>
          <table:table-cell office:value-type="string" calcext:value-type="string">
            <text:p>18-03-12-12-25-23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formula="of:=AVERAGE([.D37:.F37])" office:value-type="string" office:string-value="" calcext:value-type="error">
            <text:p>#DIV/0!</text:p>
          </table:table-cell>
          <table:table-cell table:number-columns-repeated="7"/>
          <table:table-cell table:style-name="ce13" table:number-columns-repeated="4"/>
          <table:table-cell table:number-columns-repeated="6"/>
        </table:table-row>
        <table:table-row table:style-name="ro2">
          <table:table-cell table:style-name="ce4" table:number-columns-repeated="2"/>
          <table:table-cell table:formula="of:=AVERAGE([.D38:.F38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style-name="ce13" table:number-columns-repeated="3"/>
          <table:table-cell table:number-columns-repeated="7"/>
        </table:table-row>
        <table:table-row table:style-name="ro2">
          <table:table-cell table:style-name="ce4" table:number-columns-repeated="2"/>
          <table:table-cell table:formula="of:=AVERAGE([.D39:.F39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0:.F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1:.F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2:.F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3:.F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T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09:43:31.9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12:25:45.764000000</dc:date>
    <meta:editing-duration>P1DT1H34M44S</meta:editing-duration>
    <meta:editing-cycles>205</meta:editing-cycles>
    <meta:generator>LibreOffice/4.3.7.2$Windows_x86 LibreOffice_project/8a35821d8636a03b8bf4e15b48f59794652c68ba</meta:generator>
    <meta:document-statistic meta:table-count="1" meta:cell-count="534" meta:object-count="0"/>
  </office:meta>
</office:document-meta>
</file>